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5" style:family="paragraph" style:parent-style-name="Standard">
      <style:text-properties fo:color="#ff9900" officeooo:rsid="00c893ee" officeooo:paragraph-rsid="00c893ee" fo:background-color="transparent"/>
    </style:style>
    <style:style style:name="P6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7" style:family="paragraph" style:parent-style-name="Standard">
      <style:text-properties fo:color="#ff9900"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5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6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7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8" style:family="paragraph" style:parent-style-name="Text_20_body">
      <style:text-properties fo:color="#ff9900" fo:background-color="transparent"/>
    </style:style>
    <style:style style:name="P19" style:family="paragraph" style:parent-style-name="Text_20_body">
      <style:text-properties fo:color="#ff9900" officeooo:rsid="00c893ee" officeooo:paragraph-rsid="00c893ee" fo:background-color="transparent"/>
    </style:style>
    <style:style style:name="P20" style:family="paragraph" style:parent-style-name="Text_20_body">
      <style:text-properties fo:color="#000000" officeooo:rsid="00c893ee" officeooo:paragraph-rsid="00c893ee" fo:background-color="transparent"/>
    </style:style>
    <style:style style:name="P21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2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3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9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0" style:family="paragraph" style:parent-style-name="Text_20_body" style:list-style-name="WWNum1">
      <style:text-properties fo:color="#ff9900" fo:background-color="transparent"/>
    </style:style>
    <style:style style:name="P3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2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3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8" style:family="paragraph" style:parent-style-name="List_20_Paragraph" style:list-style-name="WWNum1">
      <style:text-properties fo:color="#ff9900" fo:background-color="transparent"/>
    </style:style>
    <style:style style:name="P39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fo:background-color="transparen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language="en" fo:country="US" style:font-name-complex="Times New Roman1" style:font-weight-complex="bold"/>
    </style:style>
    <style:style style:name="T17" style:family="text">
      <style:text-properties style:font-name="Times New Roman" fo:language="en" fo:country="US" fo:font-weight="bold" style:font-weight-asian="bold" style:font-name-complex="Times New Roman1"/>
    </style:style>
    <style:style style:name="T1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20" style:family="text">
      <style:text-properties style:font-name="Times New Roman" fo:language="en" fo:country="US" fo:font-style="italic" style:font-style-asian="italic" style:font-name-complex="Times New Roman1"/>
    </style:style>
    <style:style style:name="T2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2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2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Times New Roman" style:font-name-complex="Times New Roman1"/>
    </style:style>
    <style:style style:name="T26" style:family="text">
      <style:text-properties style:text-position="sub 58%" style:font-name-asian="Times New Roman1" style:font-name-complex="Times New Roman1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style:font-name-asian="Times New Roman1" style:font-name-complex="Times New Roman1"/>
    </style:style>
    <style:style style:name="T29" style:family="text">
      <style:text-properties style:font-name="Symbol" style:font-name-complex="Times New Roman1"/>
    </style:style>
    <style:style style:name="T30" style:family="text">
      <style:text-properties style:font-name="Symbol" fo:language="en" fo:country="US" style:font-name-asian="Times New Roman1" style:font-name-complex="Times New Roman1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weight-complex="bold"/>
    </style:style>
    <style:style style:name="T34" style:family="text">
      <style:text-properties style:font-name-asian="Times New Roman1" style:font-name-complex="Times New Roman1"/>
    </style:style>
    <style:style style:name="T35" style:family="text">
      <style:text-properties officeooo:rsid="0084f2b0"/>
    </style:style>
    <style:style style:name="T36" style:family="text">
      <style:text-properties officeooo:rsid="00beaaeb"/>
    </style:style>
    <style:style style:name="T37" style:family="text">
      <style:text-properties officeooo:rsid="001c3004"/>
    </style:style>
    <style:style style:name="T38" style:family="text">
      <style:text-properties officeooo:rsid="00925906"/>
    </style:style>
    <style:style style:name="T39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40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41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42" style:family="text">
      <style:text-properties officeooo:rsid="00c4c6fe"/>
    </style:style>
    <style:style style:name="T43" style:family="text">
      <style:text-properties officeooo:rsid="00c60e52"/>
    </style:style>
    <style:style style:name="T44" style:family="text">
      <style:text-properties officeooo:rsid="00c893ee"/>
    </style:style>
    <style:style style:name="T45" style:family="text">
      <style:text-properties officeooo:rsid="00c8a0d7"/>
    </style:style>
    <style:style style:name="T46" style:family="text">
      <style:text-properties officeooo:rsid="00cab126"/>
    </style:style>
    <style:style style:name="T47" style:family="text">
      <style:text-properties officeooo:rsid="00cf6006"/>
    </style:style>
    <style:style style:name="T48" style:family="text">
      <style:text-properties officeooo:rsid="00d48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55818763040264927" text:style-name="WWNum1">
        <text:list-item>
          <text:list>
            <text:list-item>
              <text:h text:style-name="P31" text:outline-level="2">Масс спектро<text:span text:style-name="T36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45835433312721" text:continue-numbering="true" text:style-name="WWNum1">
        <text:list-item>
          <text:list>
            <text:list-item>
              <text:list>
                <text:list-item>
                  <text:h text:style-name="P32" text:outline-level="3">Abstract</text:h>
                </text:list-item>
                <text:list-item>
                  <text:p text:style-name="P23">Впервые были получены масс спектры трифлатных и тозилатных солей производных <text:s/>фенилдиазония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48">что в образование солевых кластеров кроме ионного взаимодействия вносит вклад водородные связи. <text:s/></text:span></text:p>
                </text:list-item>
                <text:list-item>
                  <text:h text:style-name="P32" text:outline-level="3">1. Introduction</text:h>
                  <text:list>
                    <text:list-item>
                      <text:p text:style-name="P39"><text:span text:style-name="T14">Ароматические диазониевые соли (</text:span><text:span text:style-name="T15">DS</text:span><text:span text:style-name="T14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15">a</text:span><text:span text:style-name="T14">]. Ранее нам впервые удалось получить в индивидуальном состоянии арендиазоний тозилаты ArN</text:span><text:span text:style-name="T2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15">a</text:span><text:span text:style-name="T14">-</text:span><text:span text:style-name="T15">e</text:span><text:span text:style-name="T14">] и введение в арены изотопа </text:span><text:span text:style-name="T12">18</text:span><text:span text:style-name="T14">F [4</text:span><text:span text:style-name="T15">f</text:span><text:span text:style-name="T14">], для получения ароматических азидов [4</text:span><text:span text:style-name="T15">g</text:span><text:span text:style-name="T14">], проведения azo-coupling с этил </text:span><text:span text:style-name="T29"></text:span><text:span text:style-name="T14">-метилацетоацетатом [5</text:span><text:span text:style-name="T15">a</text:span><text:span text:style-name="T14">], </text:span><text:soft-page-break/><text:span text:style-name="T14">замещении диазониевой группы на триэтоксисилильную [5</text:span><text:span text:style-name="T15">b</text:span><text:span text:style-name="T14">], Cu- и Pd-catalyzed арилирования 5</text:span><text:span text:style-name="T15">c</text:span><text:span text:style-name="T14">,</text:span><text:span text:style-name="T15">d</text:span><text:span text:style-name="T14">].</text:span><text:span text:style-name="T12"> </text:span><text:span text:style-name="T1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15">e</text:span><text:span text:style-name="T14">] и графену [5</text:span><text:span text:style-name="T15">f</text:span><text:span text:style-name="T14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45835363072813" text:continue-numbering="true" text:style-name="WWNum1">
        <text:list-item>
          <text:list>
            <text:list-item>
              <text:list>
                <text:list-item>
                  <text:h text:style-name="P33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<text:soft-page-break/>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45836035393210" text:continue-numbering="true" text:style-name="WWNum1">
        <text:list-item>
          <text:list>
            <text:list-item>
              <text:list>
                <text:list-item>
                  <text:h text:style-name="P34" text:outline-level="3">2. Experimental section</text:h>
                </text:list-item>
                <text:list-item>
                  <text:p text:style-name="P24">2.1. <text:span text:style-name="T42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31">1</text:span>, промывали эфиром и высушивали в вакууме при комнатной температуре 48 часов.</text:p>
      <text:p text:style-name="P3"><text:span text:style-name="T32">2-</text:span><text:span text:style-name="T3">Nitrobenzenediazonium</text:span><text:span text:style-name="T32"> </text:span><text:span text:style-name="T3">trifluoromethanesulfonate</text:span><text:span text:style-name="T32"> (1</text:span><text:span text:style-name="T3">a</text:span><text:span text:style-name="T32">). </text:span><text:span text:style-name="T5">Yeild</text:span><text:span text:style-name="T33"> 94%, </text:span><text:span text:style-name="T5">mp</text:span><text:span text:style-name="T33"> 110 </text:span><text:span text:style-name="T11">o</text:span><text:span text:style-name="T5">C</text:span><text:span text:style-name="T33">. </text:span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24">6</text:span> ) <text:span text:style-name="T1">δ</text:span>: 120.6 (<text:span text:style-name="T1">t</text:span>, <text:span text:style-name="T1">CF</text:span><text:span text:style-name="T2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8"><text:span text:style-name="T1">Calc.: C</text:span><text:span text:style-name="T27">7</text:span><text:span text:style-name="T1">H</text:span><text:span text:style-name="T27">4</text:span><text:span text:style-name="T1">F</text:span><text:span text:style-name="T27">3</text:span><text:span text:style-name="T1">N</text:span><text:span text:style-name="T27">3</text:span><text:span text:style-name="T1">O</text:span><text:span text:style-name="T2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6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3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 2.28 (</text:span><text:span text:style-name="T6">s</text:span><text:span text:style-name="T34">, 3</text:span><text:span text:style-name="T6">H</text:span><text:span text:style-name="T34">), 7.09 (</text:span><text:span text:style-name="T6">d</text:span><text:span text:style-name="T34">, 2</text:span><text:span text:style-name="T6">H</text:span><text:span text:style-name="T34">, </text:span><text:span text:style-name="T8">J</text:span><text:span text:style-name="T34">=7.8 Гц), 7.45 (</text:span><text:span text:style-name="T6">d</text:span><text:span text:style-name="T34">, 2</text:span><text:span text:style-name="T6">H</text:span><text:span text:style-name="T34">, </text:span><text:span text:style-name="T6">J</text:span><text:span text:style-name="T34">=7.8 Гц), 8.68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3 Гц), 8.92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0 Гц). </text:span><text:span text:style-name="T13">13</text:span><text:span text:style-name="T6">C</text:span><text:span text:style-name="T34"> ЯМР (75 МГц, ДМСО), </text:span><text:span text:style-name="T30"></text:span><text:span text:style-name="T34">, </text:span><text:span text:style-name="T6">ppm</text:span><text:span text:style-name="T34">: 20.84, 121.96, 125.57, 126.05, 128.18, 134.59, 137.85, 145.55, 153.22.</text:span></text:p>
      <text:p text:style-name="P3"><text:span text:style-name="T31">4-</text:span><text:span text:style-name="T2">Nitrobenzenediazonium</text:span><text:span text:style-name="T31"> </text:span><text:span text:style-name="T2">tetrafluoroborate</text:span><text:span text:style-name="T31"> (3)</text:span> получен по методу [9].</text:p>
      <text:list xml:id="list145834848528753" text:continue-numbering="true" text:style-name="WWNum1">
        <text:list-item>
          <text:list>
            <text:list-item>
              <text:list>
                <text:list-item>
                  <text:p text:style-name="P25">2.<text:span text:style-name="T43">2</text:span>. <text:span text:style-name="T43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5">1</text:p>
      <text:list xml:id="list145835737247507" text:continue-numbering="true" text:style-name="WWNum1">
        <text:list-item>
          <text:list>
            <text:list-item>
              <text:list>
                <text:list-item>
                  <text:p text:style-name="P26"><text:soft-page-break/>2.<text:span text:style-name="T43">3</text:span>. <text:span text:style-name="T43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45835079291950" text:continue-numbering="true" text:style-name="WWNum1">
        <text:list-item>
          <text:list>
            <text:list-item>
              <text:list>
                <text:list-item>
                  <text:h text:style-name="P35" text:outline-level="3">3. Results and discussion</text:h>
                </text:list-item>
                <text:list-item>
                  <text:p text:style-name="P27"><text:span text:style-name="T44">3</text:span>.<text:span text:style-name="T44">1</text:span>. <text:span text:style-name="T43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8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35">Н</text:span>а примере <text:span text:style-name="T15">ADT</text:span><text:span text:style-name="T14">S</text:span> <text:span text:style-name="T3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37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list xml:id="list145835854991905" text:continue-numbering="true" text:style-name="WWNum1">
        <text:list-item>
          <text:list>
            <text:list-item>
              <text:list>
                <text:list-item>
                  <text:p text:style-name="P27"><text:span text:style-name="T44">3</text:span>.<text:span text:style-name="T44">2</text:span>. <text:span text:style-name="T4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9">1</text:p>
      <text:list xml:id="list145835119091404" text:continue-numbering="true" text:style-name="WWNum1">
        <text:list-item>
          <text:list>
            <text:list-item>
              <text:list>
                <text:list-item>
                  <text:p text:style-name="P27"><text:span text:style-name="T44">3</text:span>.<text:span text:style-name="T44">3</text:span>. <text:span text:style-name="T44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20">1</text:p>
      <text:list xml:id="list145836061707944" text:continue-numbering="true" text:style-name="WWNum1">
        <text:list-item>
          <text:list>
            <text:list-item>
              <text:list>
                <text:list-item>
                  <text:p text:style-name="P27"><text:span text:style-name="T44">3</text:span>.<text:span text:style-name="T44">4</text:span>. <text:span text:style-name="T44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9">1</text:p>
      <text:list xml:id="list145835180916490" text:continue-numbering="true" text:style-name="WWNum1">
        <text:list-item>
          <text:list>
            <text:list-item>
              <text:list>
                <text:list-item>
                  <text:p text:style-name="P27"><text:span text:style-name="T44">3</text:span>.<text:span text:style-name="T44">5</text:span>. <text:span text:style-name="T44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7">Квантовохимические исследования</text:p>
      <text:p text:style-name="P3"><text:soft-page-break/>По результатам анализа продуктов термического разложения <text:span text:style-name="T31">1</text:span><text:span text:style-name="T2">a</text:span><text:span text:style-name="T31">-</text:span><text:span text:style-name="T2">c</text:span>, <text:span text:style-name="T31">2</text:span>, <text:span text:style-name="T3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31">1</text:span><text:span text:style-name="T2">a</text:span><text:span text:style-name="T31">-</text:span><text:span text:style-name="T2">c</text:span>, <text:span text:style-name="T31">2</text:span>, <text:span text:style-name="T3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38">2</text:span>. </text:p>
      <text:list xml:id="list145834919336978" text:continue-numbering="true" text:style-name="WWNum1">
        <text:list-item>
          <text:list>
            <text:list-item>
              <text:list>
                <text:list-item>
                  <text:h text:style-name="P36" text:outline-level="3">4. Conclusions</text:h>
                </text:list-item>
                <text:list-item>
                  <text:p text:style-name="P27"><text:span text:style-name="T44">4</text:span>.<text:span text:style-name="T44">1.</text:span> <text:span text:style-name="T44">Образование комплексных ионов обусловлено высокой энергией взаимодействия катион-анион. Природа связи — ионная и водородная.</text:span></text:p>
                </text:list-item>
                <text:list-item>
                  <text:p text:style-name="P28"><text:span text:style-name="T44">4</text:span>.<text:span text:style-name="T45">2.</text:span> <text:span text:style-name="T45">В образование комплексных ионов участвует водород, в альфа-положении бензольного кольца. Причина повышенной стабильности тозилатных и трифлатных солей диазония. </text:span></text:p>
                </text:list-item>
                <text:list-item>
                  <text:p text:style-name="P29"><text:span text:style-name="T44">4</text:span>.<text:span text:style-name="T45">3.</text:span> <text:span text:style-name="T45">Особенности фрагментации 2-нитрофенилдиазония. Распад с отщеплением NO</text:span></text:p>
                </text:list-item>
                <text:list-item>
                  <text:p text:style-name="P27"><text:span text:style-name="T44">4</text:span>.<text:span text:style-name="T45">4.</text:span> <text:span text:style-name="T45">Прочность диазониевых катионов определяется природой и положением заместителя</text:span></text:p>
                </text:list-item>
                <text:list-item>
                  <text:p text:style-name="P27"><text:span text:style-name="T44">4</text:span>.<text:span text:style-name="T45">5.</text:span> <text:span text:style-name="T45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4"/>
      <text:list xml:id="list145835889278099" text:continue-numbering="true" text:style-name="WWNum1">
        <text:list-item>
          <text:list>
            <text:list-item>
              <text:list>
                <text:list-item>
                  <text:h text:style-name="P37" text:outline-level="3">References</text:h>
                </text:list-item>
              </text:list>
            </text:list-item>
          </text:list>
        </text:list-item>
        <text:list-item>
          <text:p text:style-name="P38"><text:span text:style-name="T15">1. (a) Zollinger, H. </text:span><text:span text:style-name="T20">Diazo Chemistry I: Aromatic and Heteroaromatic Compounds</text:span><text:span text:style-name="T15">; VCH, Weinheim, </text:span><text:span text:style-name="T17">1994</text:span><text:span text:style-name="T15">. (b) Roglands, A.; Pla-Quintana, A.; Moreno-Manas M. </text:span><text:span text:style-name="T20">Chem. Rev</text:span><text:span text:style-name="T15">. </text:span><text:span text:style-name="T17">2006</text:span><text:span text:style-name="T15">, </text:span><text:span text:style-name="T20">106</text:span><text:span text:style-name="T15">, 4622. (c) Bonin H.; Fouquet, E.; Felpin, F.-X. </text:span><text:span text:style-name="T20">Adv. Synth. Catal</text:span><text:span text:style-name="T15">. </text:span><text:span text:style-name="T17">2011</text:span><text:span text:style-name="T15">, </text:span><text:span text:style-name="T20">353</text:span><text:span text:style-name="T15">, 3063. (d) Mo, F.; Dong, G.; Zhang, Y.; Wang, </text:span><text:span text:style-name="T20">J. Org. Biomol. Chem</text:span><text:span text:style-name="T15">. </text:span><text:span text:style-name="T17">2013</text:span><text:span text:style-name="T15">, </text:span><text:span text:style-name="T20">11</text:span><text:span text:style-name="T15">, 1582. (e) Kölmel, D. K.; Jung, N.; Bräse, S. </text:span><text:span text:style-name="T20">Aust. J. Chem</text:span><text:span text:style-name="T15">. </text:span><text:span text:style-name="T17">2014</text:span><text:span text:style-name="T15">, </text:span><text:span text:style-name="T20">67</text:span><text:span text:style-name="T15">, 328. (f) Deadman, B. J.; Collins, S.G.; Maguire, A. R. </text:span><text:span text:style-name="T20">Chem. Eur. J.</text:span><text:span text:style-name="T15"> </text:span><text:span text:style-name="T17">2015</text:span><text:span text:style-name="T15">, </text:span><text:span text:style-name="T20">21</text:span><text:span text:style-name="T15">, 2298.</text:span></text:p>
        </text:list-item>
        <text:list-item>
          <text:p text:style-name="P30"><text:span text:style-name="T15">2. Mahouche-Chergui, S.; Gam-Derouich, S.; Manganey, C.; Chehimi, M. M. </text:span><text:span text:style-name="T20">Chem. Soc. Rev.</text:span><text:span text:style-name="T15"> </text:span><text:span text:style-name="T17">2011</text:span><text:span text:style-name="T15">, </text:span><text:span text:style-name="T20">40</text:span><text:span text:style-name="T15">, 4143.</text:span></text:p>
        </text:list-item>
        <text:list-item>
          <text:p text:style-name="P30"><text:soft-page-break/><text:span text:style-name="T15">3. </text:span><text:span text:style-name="T23">Filimonov V. D., Trusova M.E., Postnikov P.S., Krasnokutskaya E.A., Lee Y.M., Hwang H.Y., Kim H., Ki-Whan Chi. Unusually Stable, Versatile, and Pure Arenediazonium Tosylates: their Preparation, Structures, and Synthetic Applicability. </text:span><text:span text:style-name="T22">Org. Lett.</text:span><text:span text:style-name="T23">, </text:span><text:span text:style-name="T19">2008</text:span><text:span text:style-name="T23">, </text:span><text:span text:style-name="T22">10</text:span><text:span text:style-name="T23">, 3961-3964</text:span></text:p>
        </text:list-item>
        <text:list-item>
          <text:p text:style-name="P30"><text:span text:style-name="T23">4. </text:span><text:span text:style-name="T15">(a) Krasnokutskaya E.A., Semenischeva N.I., Filimonov V.D., Knochel P. </text:span><text:span text:style-name="T20">Synthesis</text:span><text:span text:style-name="T15">, </text:span><text:span text:style-name="T17">2007</text:span><text:span text:style-name="T15">, 81 (b) Gorlushko D.A., Filimonov V.D., Krasnokutskaya E.A., Semenischeva N.I., Go B.S., Hwang H.Y., Chi K-W. </text:span><text:span text:style-name="T20">Tetrahedron Lett.</text:span><text:span text:style-name="T15">, </text:span><text:span text:style-name="T17">2008</text:span><text:span text:style-name="T15">, </text:span><text:span text:style-name="T20">49</text:span><text:span text:style-name="T15">, 1080 (c) Moon M.E., Choi Y., Lee Y.M., Vajpayee V., Trusova M.E., Filimonov V.D., Chi K.-W. </text:span><text:span text:style-name="T20">Tetrahedron Lett.</text:span><text:span text:style-name="T15">, </text:span><text:span text:style-name="T17">2010</text:span><text:span text:style-name="T15">, </text:span><text:span text:style-name="T20">51</text:span><text:span text:style-name="T15">, 6769. (d) Lee Y.M., Moon M.E., Vajpayee V., Filimonov V.D., Chi K.-W. </text:span><text:span text:style-name="T20">Tetrahedron</text:span><text:span text:style-name="T15">, </text:span><text:span text:style-name="T17">2010</text:span><text:span text:style-name="T15">, </text:span><text:span text:style-name="T20">66</text:span><text:span text:style-name="T15">, 7418. (e) Trusova M.E., Krasnokutskaya E.A. Postnikov, P.S., Choi Y.; Chi, K-W., Filimonov V.D.</text:span><text:span text:style-name="T16"> </text:span><text:span text:style-name="T21">Synthesis</text:span><text:span text:style-name="T16">, </text:span><text:span text:style-name="T18">2011</text:span><text:span text:style-name="T16">, 2154. (f) Riss, P. J.; Kuschel, S.; Aigbirhio, F. I. Tetrahedron Lett. 2012, 53, 1717; (g) Kutonova, K.V.; Trusova, M.E.; Postnikov, P.S.; Filimonov, V.D.; Parello, J. </text:span><text:span text:style-name="T21">Synthesis</text:span><text:span text:style-name="T16">. </text:span><text:span text:style-name="T18">2013</text:span><text:span text:style-name="T16">, </text:span><text:span text:style-name="T21">45</text:span><text:span text:style-name="T16">, 2706.</text:span></text:p>
        </text:list-item>
        <text:list-item>
          <text:p text:style-name="P30"><text:span text:style-name="T1">5. </text:span><text:span text:style-name="T1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20">Nanotechnologies in Russia</text:span><text:span text:style-name="T15">, </text:span><text:span text:style-name="T17">2010</text:span><text:span text:style-name="T15">, </text:span><text:span text:style-name="T20">5</text:span><text:span text:style-name="T15">, 446. (f) Min, M.; Seo, S.; Lee, J.; Lee, S. M.; Hwang, E.; Lee, H. </text:span><text:span text:style-name="T20">Chem. Commun</text:span><text:span text:style-name="T15">. </text:span><text:span text:style-name="T17">2013</text:span><text:span text:style-name="T15">, </text:span><text:span text:style-name="T20">49</text:span><text:span text:style-name="T15">, 6289</text:span></text:p>
        </text:list-item>
        <text:list-item>
          <text:p text:style-name="P30"><text:span text:style-name="T1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15">. Supramolec. Chem. </text:span><text:span text:style-name="T14">2002, 14, 473-475.</text:span></text:p>
        </text:list-item>
      </text:list>
      <text:p text:style-name="P10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10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1">9.</text:p>
      <text:p text:style-name="P10">10. U. Ticmanis, S. Wilker, G. Pantel, P. Guillaume, C. Balès, N. van der Meer, Principles of a STANAG for the estimation of the chemical stability of propellants by Heat Flow Calorimetry, Proc. Int Annu. Conf. ICT 31, 2 (2000).</text:p>
      <text:p text:style-name="P10"><text:soft-page-break/>11. P. Guillaume, M. Rat, S. Wilker, G. Pantel, Microcalorimetric and Chemical Studies of Propellants Proc. Int Annu. Conf. ICT 29, 133 (1998). </text:p>
      <text:list xml:id="list7593532046640232276" text:style-name="WWNum3">
        <text:list-item>
          <text:p text:style-name="P21">J.D. Jonce, R. Dijkstra, P.B. Braun, The thermal, decomposition of o-hydroxy-diazonium compounds, Recueil, Vol. 68 (1949) 430-432</text:p>
        </text:list-item>
        <text:list-item>
          <text:p text:style-name="P21"/>
        </text:list-item>
        <text:list-item>
          <text:p text:style-name="P21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1"/>
        </text:list-item>
        <text:list-item>
          <text:p text:style-name="P21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1"/>
        </text:list-item>
        <text:list-item>
          <text:p text:style-name="P21">B.D. Smith, The Investigation of The Decomposition of Diazonium Salts in Aqueous Solution, A thesis for the Degree Doctor of Philosophy. Georgia Institute of Technology (1996)</text:p>
        </text:list-item>
        <text:list-item>
          <text:p text:style-name="P21"/>
        </text:list-item>
        <text:list-item>
          <text:p text:style-name="P21"/>
        </text:list-item>
        <text:list-item>
          <text:p text:style-name="P21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1">G. Smets, A. Aerts, J. Van Eurum, Photochemical Initiation of Cationic Polymerization and Its Kinetics, Polymer Journal, Vol.2, No. 9, pp 539-547 (1980)</text:p>
        </text:list-item>
        <text:list-item>
          <text:p text:style-name="P21"/>
        </text:list-item>
        <text:list-item>
          <text:p text:style-name="P21">L.L. Brown, J.S. Drury, Nitrogen Isotope Effects in the Decomposition of Diazonium Salts, The Journal of Chemical Physics, Vol. 43, Number 5, 1 September 1965</text:p>
        </text:list-item>
        <text:list-item>
          <text:p text:style-name="P21"/>
        </text:list-item>
        <text:list-item>
          <text:p text:style-name="P22"/>
        </text:list-item>
        <text:list-item>
          <text:p text:style-name="P21"/>
        </text:list-item>
        <text:list-item>
          <text:p text:style-name="P21">http://www.unece.org/trans/danger/danger.html</text:p>
        </text:list-item>
      </text:list>
      <text:p text:style-name="P14"/>
      <text:p text:style-name="P13"><text:span text:style-name="T39">Приложение </text:span><text:span text:style-name="T40">1. </text:span><text:span text:style-name="T41">Результаты квантовохимических расчетов структур диазониевых катионов</text:span></text:p>
      <text:p text:style-name="P12"><text:span text:style-name="T39">Приложение </text:span><text:span text:style-name="T41">2</text:span><text:span text:style-name="T40">. </text:span><text:span text:style-name="T41">Результаты квантовохимических расчетов структур фенильных катионов (синглет-триплетные состояния)</text:span></text:p>
      <text:p text:style-name="P12"><text:span text:style-name="T39">Приложение </text:span><text:span text:style-name="T41">3</text:span><text:span text:style-name="T40">. </text:span><text:span text:style-name="T41">Фрагментация комплексных катионов</text:span></text:p>
      <text:p text:style-name="P9">Приложение <text:span text:style-name="T46">4</text:span>. <text:span text:style-name="T46">Результаты к</text:span>вантовохимических расчетов <text:span text:style-name="T46">структур комплексных частиц</text:span>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30</meta:editing-cycles>
    <meta:print-date>1900-12-31T17:00:00</meta:print-date>
    <meta:creation-date>2017-06-12T04:04:00</meta:creation-date>
    <dc:date>2018-06-14T14:50:32.620298540</dc:date>
    <meta:editing-duration>P4DT1H53M18S</meta:editing-duration>
    <meta:generator>LibreOffice/5.2.7.2$Linux_X86_64 LibreOffice_project/20m0$Build-2</meta:generator>
    <meta:document-statistic meta:table-count="0" meta:image-count="0" meta:object-count="0" meta:page-count="8" meta:paragraph-count="85" meta:word-count="2280" meta:character-count="16803" meta:non-whitespace-character-count="145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